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7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8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9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10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11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2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3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4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15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16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7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18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19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20" style:parent-style-name="ListParagraph" style:family="paragraph">
      <style:paragraph-properties fo:text-align="justify"/>
      <style:text-properties fo:font-size="16pt" style:font-size-asian="16pt" style:font-size-complex="16pt"/>
    </style:style>
    <style:style style:name="P21" style:parent-style-name="ListParagraph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22" style:parent-style-name="ListParagraph" style:family="paragraph">
      <style:paragraph-properties fo:text-align="justify"/>
    </style:style>
    <style:style style:name="T23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Business</text:span><text:span text:style-name="T3"><text:s/></text:span><text:span text:style-name="T4">case</text:span><text:span text:style-name="T5"><text:s/></text:span></text:p>
      <text:p text:style-name="P6">1.Benefits of the solution</text:p>
      <text:p text:style-name="P7">Our site gives best solution for users.</text:p>
      <text:p text:style-name="P8">the site compare between <text:s/>price , quality and <text:s/>companies.</text:p>
      <text:p text:style-name="P9">The site also save more time and efforts for users.</text:p>
      <text:p text:style-name="P10">You can shopping in an time and any where.</text:p>
      <text:p text:style-name="P11"/>
      <text:p text:style-name="P12"/>
      <text:p text:style-name="P13">2.Costs<text:s/></text:p>
      <text:p text:style-name="P14">The cost of site is 25000$ include salaries of engineers ,equipment and<text:s/>licenses.</text:p>
      <text:p text:style-name="P15"/>
      <text:p text:style-name="P16"/>
      <text:p text:style-name="P17">3.Risk Assessment</text:p>
      <text:p text:style-name="P18">Hack the site<text:s/></text:p>
      <text:p text:style-name="P19">Lack of good comparison between product<text:s/></text:p>
      <text:p text:style-name="P20">The site misunderstanding requirements</text:p>
      <text:p text:style-name="P21">4.Result measurement</text:p>
      <text:p text:style-name="P22"><text:span text:style-name="T23">How many customers are using the site and how much can benefit from 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abu elsaud</meta:initial-creator>
    <dc:creator>ahmed abu elsaud</dc:creator>
    <meta:creation-date>2019-12-19T10:21:00Z</meta:creation-date>
    <dc:date>2019-12-19T12:07:00Z</dc:date>
    <meta:template xlink:href="Normal" xlink:type="simple"/>
    <meta:editing-cycles>1</meta:editing-cycles>
    <meta:editing-duration>PT3960S</meta:editing-duration>
    <meta:document-statistic meta:page-count="1" meta:paragraph-count="1" meta:word-count="80" meta:character-count="535" meta:row-count="3" meta:non-whitespace-character-count="456"/>
  </office:meta>
</office:document-meta>
</file>